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2.2313in" style:rel-column-width="2184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f0b78" officeooo:paragraph-rsid="000f0b78"/>
    </style:style>
    <style:style style:name="P2" style:family="paragraph" style:parent-style-name="Standard">
      <style:text-properties officeooo:rsid="0013e249" officeooo:paragraph-rsid="0013e249"/>
    </style:style>
    <style:style style:name="P3" style:family="paragraph" style:parent-style-name="Standard">
      <style:text-properties officeooo:rsid="00145f31" officeooo:paragraph-rsid="00145f31"/>
    </style:style>
    <style:style style:name="P4" style:family="paragraph" style:parent-style-name="Standard">
      <style:text-properties fo:font-weight="bold" officeooo:rsid="000f0b78" officeooo:paragraph-rsid="000f0b78" style:font-weight-asian="bold" style:font-weight-complex="bold"/>
    </style:style>
    <style:style style:name="P5" style:family="paragraph" style:parent-style-name="Standard">
      <style:text-properties fo:font-weight="normal" officeooo:rsid="00179a98" officeooo:paragraph-rsid="00179a98" style:font-weight-asian="normal" style:font-weight-complex="normal"/>
    </style:style>
    <style:style style:name="P6" style:family="paragraph" style:parent-style-name="Standard">
      <style:text-properties fo:font-size="10pt" style:font-size-asian="8.75pt" style:font-size-complex="10pt"/>
    </style:style>
    <style:style style:name="P7" style:family="paragraph" style:parent-style-name="Standard">
      <style:text-properties fo:font-size="10pt" officeooo:rsid="000f0b78" officeooo:paragraph-rsid="000f0b78" style:font-size-asian="8.75pt" style:font-size-complex="10pt"/>
    </style:style>
    <style:style style:name="P8" style:family="paragraph" style:parent-style-name="Table_20_Contents">
      <style:text-properties style:font-name="Liberation Sans" officeooo:rsid="000f0b78" officeooo:paragraph-rsid="000f0b78"/>
    </style:style>
    <style:style style:name="P9" style:family="paragraph" style:parent-style-name="Table_20_Contents">
      <style:text-properties style:font-name="Liberation Sans" officeooo:rsid="000f0b78" officeooo:paragraph-rsid="0013e249"/>
    </style:style>
    <style:style style:name="P10" style:family="paragraph" style:parent-style-name="Table_20_Contents">
      <style:paragraph-properties fo:text-align="start" style:justify-single-word="false"/>
      <style:text-properties style:font-name="Liberation Sans" officeooo:rsid="000f0b78" officeooo:paragraph-rsid="000f0b78"/>
    </style:style>
    <style:style style:name="P11" style:family="paragraph" style:parent-style-name="Table_20_Contents">
      <style:text-properties style:font-name="Liberation Sans" officeooo:rsid="000f0b78" officeooo:paragraph-rsid="00173b6d"/>
    </style:style>
    <style:style style:name="P12" style:family="paragraph" style:parent-style-name="Table_20_Contents">
      <style:text-properties style:font-name="Liberation Sans" officeooo:rsid="000f0b78" officeooo:paragraph-rsid="001ba294"/>
    </style:style>
    <style:style style:name="P13" style:family="paragraph" style:parent-style-name="Table_20_Contents">
      <style:text-properties style:font-name="Liberation Sans" officeooo:rsid="000f0b78" officeooo:paragraph-rsid="001deccb"/>
    </style:style>
    <style:style style:name="P14" style:family="paragraph" style:parent-style-name="Table_20_Contents">
      <style:text-properties style:font-name="Liberation Sans" fo:font-weight="bold" officeooo:rsid="000f0b78" officeooo:paragraph-rsid="000f0b78" style:font-weight-asian="bold" style:font-weight-complex="bold"/>
    </style:style>
    <style:style style:name="P15" style:family="paragraph" style:parent-style-name="Table_20_Contents">
      <style:text-properties style:font-name="Liberation Sans" fo:font-weight="bold" officeooo:rsid="00173b6d" officeooo:paragraph-rsid="00173b6d" style:font-weight-asian="bold" style:font-weight-complex="bold"/>
    </style:style>
    <style:style style:name="P16" style:family="paragraph" style:parent-style-name="Text_20_body">
      <style:text-properties officeooo:rsid="0012b45e" officeooo:paragraph-rsid="0012b45e"/>
    </style:style>
    <style:style style:name="P17" style:family="paragraph" style:parent-style-name="Text_20_body">
      <style:paragraph-properties fo:break-before="page"/>
      <style:text-properties officeooo:rsid="0012b45e" officeooo:paragraph-rsid="0012b45e"/>
    </style:style>
    <style:style style:name="P18" style:family="paragraph" style:parent-style-name="Standard" style:list-style-name="L1">
      <style:text-properties officeooo:rsid="0013e249" officeooo:paragraph-rsid="0013e249"/>
    </style:style>
    <style:style style:name="P19" style:family="paragraph" style:parent-style-name="Table_20_Contents">
      <style:text-properties style:font-name="Liberation Sans" officeooo:rsid="000f0b78" officeooo:paragraph-rsid="0020fc49"/>
    </style:style>
    <style:style style:name="P20" style:family="paragraph" style:parent-style-name="Table_20_Contents">
      <style:text-properties style:font-name="Liberation Sans" officeooo:rsid="000f0b78" officeooo:paragraph-rsid="00173b6d"/>
    </style:style>
    <style:style style:name="T1" style:family="text">
      <style:text-properties officeooo:rsid="0010b335"/>
    </style:style>
    <style:style style:name="T2" style:family="text">
      <style:text-properties officeooo:rsid="0011bc09"/>
    </style:style>
    <style:style style:name="T3" style:family="text">
      <style:text-properties officeooo:rsid="0013e249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0pt" officeooo:rsid="0013e249" style:font-size-asian="10pt" style:font-size-complex="10pt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style:text-underline-style="solid" style:text-underline-width="auto" style:text-underline-color="font-color" officeooo:rsid="0013e249"/>
    </style:style>
    <style:style style:name="T8" style:family="text">
      <style:text-properties officeooo:rsid="00145f31"/>
    </style:style>
    <style:style style:name="T9" style:family="text">
      <style:text-properties officeooo:rsid="0015c4d2"/>
    </style:style>
    <style:style style:name="T10" style:family="text">
      <style:text-properties officeooo:rsid="00173b6d"/>
    </style:style>
    <style:style style:name="T11" style:family="text">
      <style:text-properties officeooo:rsid="0019429f"/>
    </style:style>
    <style:style style:name="T12" style:family="text">
      <style:text-properties style:font-name="Liberation Mono"/>
    </style:style>
    <style:style style:name="T13" style:family="text">
      <style:text-properties style:font-name="Liberation Mono" officeooo:rsid="0019429f"/>
    </style:style>
    <style:style style:name="T14" style:family="text">
      <style:text-properties style:font-name="Liberation Mono" officeooo:rsid="0019bb1c"/>
    </style:style>
    <style:style style:name="T15" style:family="text">
      <style:text-properties style:font-name="Liberation Sans" officeooo:rsid="0019429f"/>
    </style:style>
    <style:style style:name="T16" style:family="text">
      <style:text-properties officeooo:rsid="0019bb1c"/>
    </style:style>
    <style:style style:name="T17" style:family="text">
      <style:text-properties officeooo:rsid="001ba294"/>
    </style:style>
    <style:style style:name="T18" style:family="text">
      <style:text-properties officeooo:rsid="001c8fcc"/>
    </style:style>
    <style:style style:name="T19" style:family="text">
      <style:text-properties officeooo:rsid="001deccb"/>
    </style:style>
    <style:style style:name="T20" style:family="text">
      <style:text-properties officeooo:rsid="001e47ff"/>
    </style:style>
    <style:style style:name="T21" style:family="text">
      <style:text-properties officeooo:rsid="001f1de2"/>
    </style:style>
    <style:style style:name="T22" style:family="text">
      <style:text-properties officeooo:rsid="00277b64"/>
    </style:style>
    <style:style style:name="T23" style:family="text">
      <style:text-properties officeooo:rsid="002f082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Github repository with your code (complete URL):<text:span text:style-name="T17">L150 M100 S 50 <text:s/></text:span></text:p>
      <text:p text:style-name="P16"/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8"/>
          </table:table-cell>
          <table:table-cell table:style-name="Table1.B1" table:number-columns-spanned="2" office:value-type="string">
            <text:p text:style-name="P15">Optimization+platform dependent options for compilation and execution times <text:span text:style-name="T11">for </text:span><text:span text:style-name="T13">my_dgesv</text:span><text:span text:style-name="T15"> </text:span></text:p>
          </table:table-cell>
          <table:covered-table-cell/>
        </table:table-row>
        <table:table-row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14"><text:span text:style-name="T2">i</text:span>cc <text:span text:style-name="T2">(18.0.1)</text:span></text:p>
          </table:table-cell>
          <table:table-cell table:style-name="Table1.C2" office:value-type="string">
            <text:p text:style-name="P14"><text:span text:style-name="T2">g</text:span>cc <text:span text:style-name="T2">(8.1.0)</text:span></text:p>
          </table:table-cell>
        </table:table-row>
        <table:table-row>
          <table:table-cell table:style-name="Table1.A2" office:value-type="string">
            <text:p text:style-name="P8">No opt.</text:p>
          </table:table-cell>
          <table:table-cell table:style-name="Table1.A2" office:value-type="string">
            <text:p text:style-name="P8"><text:span text:style-name="T10">Options</text:span>: -O0</text:p>
            <text:p text:style-name="P8">Exec time<text:span text:style-name="T4"> </text:span><text:span text:style-name="T5">(small)</text:span>: </text:p>
            <text:p text:style-name="P9">Exec time<text:span text:style-name="T4"> </text:span><text:span text:style-name="T5">(medium)</text:span>: </text:p>
            <text:p text:style-name="P9">Exec time<text:span text:style-name="T4"> </text:span><text:span text:style-name="T5">(large)</text:span>: </text:p>
          </table:table-cell>
          <table:table-cell table:style-name="Table1.C2" office:value-type="string">
            <text:p text:style-name="P11"><text:span text:style-name="T10">Options</text:span>: -O0</text:p>
            <text:p text:style-name="P9">Exec time<text:span text:style-name="T4"> </text:span><text:span text:style-name="T5">(small)</text:span>: <text:span text:style-name="T17">1.12</text:span></text:p>
            <text:p text:style-name="P12">Exec time<text:span text:style-name="T4"> </text:span><text:span text:style-name="T5">(medium)</text:span>:<text:span text:style-name="T17">16.034</text:span> </text:p>
            <text:p text:style-name="P9">Exec time<text:span text:style-name="T4"> </text:span><text:span text:style-name="T5">(large)</text:span>: <text:span text:style-name="T18">1.36.752</text:span></text:p>
          </table:table-cell>
        </table:table-row>
        <table:table-row>
          <table:table-cell table:style-name="Table1.A2" office:value-type="string">
            <text:p text:style-name="P8">Opt level 1</text:p>
          </table:table-cell>
          <table:table-cell table:style-name="Table1.A2" office:value-type="string">
            <text:p text:style-name="P11"><text:span text:style-name="T10">Options</text:span>: </text:p>
            <text:p text:style-name="P9">Exec time<text:span text:style-name="T4"> </text:span><text:span text:style-name="T5">(small)</text:span>: </text:p>
            <text:p text:style-name="P9">Exec time<text:span text:style-name="T4"> </text:span><text:span text:style-name="T5">(medium)</text:span>: </text:p>
            <text:p text:style-name="P9">Exec time<text:span text:style-name="T4"> </text:span><text:span text:style-name="T5">(large)</text:span>: </text:p>
          </table:table-cell>
          <table:table-cell table:style-name="Table1.C2" office:value-type="string">
            <text:p text:style-name="P13"><text:span text:style-name="T10">Options</text:span>: -O<text:span text:style-name="T19">1</text:span></text:p>
            <text:p text:style-name="P9">Exec time<text:span text:style-name="T4"> </text:span><text:span text:style-name="T5">(small)</text:span>: <text:span text:style-name="T19">0.291</text:span></text:p>
            <text:p text:style-name="P9">Exec time<text:span text:style-name="T4"> </text:span><text:span text:style-name="T5">(medium)</text:span>: <text:span text:style-name="T19">5.74</text:span></text:p>
            <text:p text:style-name="P9">Exec time<text:span text:style-name="T4"> </text:span><text:span text:style-name="T5">(large)</text:span>: <text:span text:style-name="T18">45.234</text:span></text:p>
          </table:table-cell>
        </table:table-row>
        <table:table-row>
          <table:table-cell table:style-name="Table1.A2" office:value-type="string">
            <text:p text:style-name="P10">Opt level 2 + <text:span text:style-name="T6">specific arch</text:span></text:p>
          </table:table-cell>
          <table:table-cell table:style-name="Table1.A2" office:value-type="string">
            <text:p text:style-name="P11"><text:span text:style-name="T10">Options</text:span>: </text:p>
            <text:p text:style-name="P9">Exec time<text:span text:style-name="T4"> </text:span><text:span text:style-name="T5">(small)</text:span>: </text:p>
            <text:p text:style-name="P9">Exec time<text:span text:style-name="T4"> </text:span><text:span text:style-name="T5">(medium)</text:span>: </text:p>
            <text:p text:style-name="P9">Exec time<text:span text:style-name="T4"> </text:span><text:span text:style-name="T5">(large)</text:span>: </text:p>
          </table:table-cell>
          <table:table-cell table:style-name="Table1.C2" office:value-type="string">
            <text:p text:style-name="P19"><text:span text:style-name="T10">Options</text:span>: -O<text:span text:style-name="T19">2 -march=native</text:span></text:p>
            <text:p text:style-name="P9">Exec time<text:span text:style-name="T4"> </text:span><text:span text:style-name="T5">(small)</text:span>: <text:span text:style-name="T19">0.265</text:span></text:p>
            <text:p text:style-name="P9">Exec time<text:span text:style-name="T4"> </text:span><text:span text:style-name="T5">(medium)</text:span>:<text:span text:style-name="T19">4.985</text:span> </text:p>
            <text:p text:style-name="P9">Exec time<text:span text:style-name="T4"> </text:span><text:span text:style-name="T5">(large)</text:span>:<text:span text:style-name="T19">44.352</text:span> </text:p>
          </table:table-cell>
        </table:table-row>
        <table:table-row>
          <table:table-cell table:style-name="Table1.A2" office:value-type="string">
            <text:p text:style-name="P8">Opt level 3 + <text:span text:style-name="T6">specific arch</text:span></text:p>
          </table:table-cell>
          <table:table-cell table:style-name="Table1.A2" office:value-type="string">
            <text:p text:style-name="P11"><text:span text:style-name="T10">Options</text:span>: </text:p>
            <text:p text:style-name="P9">Exec time<text:span text:style-name="T4"> </text:span><text:span text:style-name="T5">(small)</text:span>: </text:p>
            <text:p text:style-name="P9">Exec time<text:span text:style-name="T4"> </text:span><text:span text:style-name="T5">(medium)</text:span>: </text:p>
            <text:p text:style-name="P9">Exec time<text:span text:style-name="T4"> </text:span><text:span text:style-name="T5">(large)</text:span>: </text:p>
          </table:table-cell>
          <table:table-cell table:style-name="Table1.C2" office:value-type="string">
            <text:p text:style-name="P19"><text:span text:style-name="T10">Options</text:span>: -O<text:span text:style-name="T19">3 -march=native</text:span></text:p>
            <text:p text:style-name="P9">Exec time<text:span text:style-name="T4"> </text:span><text:span text:style-name="T5">(small)</text:span>: <text:span text:style-name="T19">0..264</text:span></text:p>
            <text:p text:style-name="P9">Exec time<text:span text:style-name="T4"> </text:span><text:span text:style-name="T5">(medium)</text:span>: <text:span text:style-name="T19">5.642</text:span></text:p>
            <text:p text:style-name="P9">Exec time<text:span text:style-name="T4"> </text:span><text:span text:style-name="T5">(large)</text:span>: <text:span text:style-name="T20">45.632</text:span></text:p>
          </table:table-cell>
        </table:table-row>
        <table:table-row>
          <table:table-cell table:style-name="Table1.A2" office:value-type="string">
            <text:p text:style-name="P8">Opt level fast + <text:span text:style-name="T6">specific arch</text:span></text:p>
          </table:table-cell>
          <table:table-cell table:style-name="Table1.A2" office:value-type="string">
            <text:p text:style-name="P11"><text:span text:style-name="T10">Options</text:span>: </text:p>
            <text:p text:style-name="P9">Exec time<text:span text:style-name="T4"> </text:span><text:span text:style-name="T5">(small)</text:span>: </text:p>
            <text:p text:style-name="P9">Exec time<text:span text:style-name="T4"> </text:span><text:span text:style-name="T5">(medium)</text:span>: </text:p>
            <text:p text:style-name="P9">Exec time<text:span text:style-name="T4"> </text:span><text:span text:style-name="T5">(large)</text:span>: </text:p>
          </table:table-cell>
          <table:table-cell table:style-name="Table1.C2" office:value-type="string">
            <text:p text:style-name="P19"><text:span text:style-name="T10">Options</text:span>: -<text:span text:style-name="T20">Ofast -march=native</text:span></text:p>
            <text:p text:style-name="P9">Exec time<text:span text:style-name="T4"> </text:span><text:span text:style-name="T5">(small)</text:span>: <text:span text:style-name="T20">0.274</text:span></text:p>
            <text:p text:style-name="P9">Exec time<text:span text:style-name="T4"> </text:span><text:span text:style-name="T5">(medium)</text:span>: <text:span text:style-name="T20">6.01</text:span></text:p>
            <text:p text:style-name="P9">Exec time<text:span text:style-name="T4"> </text:span><text:span text:style-name="T5">(large)</text:span>: <text:span text:style-name="T20">45.807</text:span></text:p>
          </table:table-cell>
        </table:table-row>
        <table:table-row>
          <table:table-cell table:style-name="Table1.A2" office:value-type="string">
            <text:p text:style-name="P9">Opt level fast + specifi<text:span text:style-name="T3">c</text:span> arch + <text:span text:style-name="T7">interproc opt/anal</text:span></text:p>
            <text:p text:style-name="P9"><text:span text:style-name="T3">[</text:span>ipo (icc) / -fipa-pta (gcc)<text:span text:style-name="T3">]</text:span></text:p>
          </table:table-cell>
          <table:table-cell table:style-name="Table1.A2" office:value-type="string">
            <text:p text:style-name="P11"><text:span text:style-name="T10">Options</text:span>: </text:p>
            <text:p text:style-name="P9">Exec time<text:span text:style-name="T4"> </text:span><text:span text:style-name="T5">(small)</text:span>: </text:p>
            <text:p text:style-name="P9">Exec time<text:span text:style-name="T4"> </text:span><text:span text:style-name="T5">(medium)</text:span>: </text:p>
            <text:p text:style-name="P9">Exec time<text:span text:style-name="T4"> </text:span><text:span text:style-name="T5">(large)</text:span>: </text:p>
          </table:table-cell>
          <table:table-cell table:style-name="Table1.C2" office:value-type="string">
            <text:p text:style-name="P11"><text:span text:style-name="T10">Options</text:span>: <text:span text:style-name="T22">-Ofast -march=native -fipa-pta</text:span></text:p>
            <text:p text:style-name="P9">Exec time<text:span text:style-name="T4"> </text:span><text:span text:style-name="T5">(small)</text:span>: <text:span text:style-name="T20">0.980</text:span></text:p>
            <text:p text:style-name="P9">Exec time<text:span text:style-name="T4"> </text:span><text:span text:style-name="T5">(medium)</text:span>: <text:span text:style-name="T20">15.8</text:span></text:p>
            <text:p text:style-name="P9">Exec time<text:span text:style-name="T4"> </text:span><text:span text:style-name="T5">(large)</text:span>: <text:span text:style-name="T20">1.35.67</text:span></text:p>
          </table:table-cell>
        </table:table-row>
        <table:table-row>
          <table:table-cell table:style-name="Table1.A2" office:value-type="string">
            <text:p text:style-name="P8"><text:span text:style-name="T7">All</text:span><text:span text:style-name="T3"> p</text:span>revious opts + <text:span text:style-name="T6">pgo</text:span></text:p>
          </table:table-cell>
          <table:table-cell table:style-name="Table1.A2" office:value-type="string">
            <text:p text:style-name="P11"><text:span text:style-name="T10">Options</text:span>: </text:p>
            <text:p text:style-name="P9">Exec time<text:span text:style-name="T4"> </text:span><text:span text:style-name="T5">(small)</text:span>: </text:p>
            <text:p text:style-name="P9">Exec time<text:span text:style-name="T4"> </text:span><text:span text:style-name="T5">(medium)</text:span>: </text:p>
            <text:p text:style-name="P9">Exec time<text:span text:style-name="T4"> </text:span><text:span text:style-name="T5">(large)</text:span>: </text:p>
          </table:table-cell>
          <table:table-cell table:style-name="Table1.C2" office:value-type="string">
            <text:p text:style-name="P19"><text:span text:style-name="T10">Options</text:span>: <text:span text:style-name="T23"><text:s/>-Ofast -fipa-pta -march=native <text:s/>-fprofile-generate</text:span></text:p>
            <text:p text:style-name="P9">Exec time<text:span text:style-name="T4"> </text:span><text:span text:style-name="T5">(small)</text:span>: <text:span text:style-name="T20">0.271</text:span></text:p>
            <text:p text:style-name="P9">Exec time<text:span text:style-name="T4"> </text:span><text:span text:style-name="T5">(medium)</text:span>: <text:span text:style-name="T20">5.421</text:span></text:p>
            <text:p text:style-name="P9">Exec time<text:span text:style-name="T4"> </text:span><text:span text:style-name="T5">(large)</text:span>: <text:span text:style-name="T20">45.720</text:span></text:p>
          </table:table-cell>
        </table:table-row>
        <table:table-row>
          <table:table-cell table:style-name="Table1.A2" office:value-type="string">
            <text:p text:style-name="P8">Others: <text:span text:style-name="T9">autovectorizing? Autoparallelism?</text:span></text:p>
          </table:table-cell>
          <table:table-cell table:style-name="Table1.A2" office:value-type="string">
            <text:p text:style-name="P11"><text:span text:style-name="T10">Options</text:span>: </text:p>
            <text:p text:style-name="P9">Exec time<text:span text:style-name="T4"> </text:span><text:span text:style-name="T5">(small)</text:span>: </text:p>
            <text:p text:style-name="P9">Exec time<text:span text:style-name="T4"> </text:span><text:span text:style-name="T5">(medium)</text:span>: </text:p>
            <text:p text:style-name="P9">Exec time<text:span text:style-name="T4"> </text:span><text:span text:style-name="T5">(large)</text:span>: </text:p>
          </table:table-cell>
          <table:table-cell table:style-name="Table1.C2" office:value-type="string">
            <text:p text:style-name="P11"><text:span text:style-name="T10">Options</text:span>: </text:p>
            <text:p text:style-name="P9">Exec time<text:span text:style-name="T4"> </text:span><text:span text:style-name="T5">(small)</text:span>: <text:span text:style-name="T21">0.240</text:span></text:p>
            <text:p text:style-name="P9">Exec time<text:span text:style-name="T4"> </text:span><text:span text:style-name="T5">(medium)</text:span>: <text:span text:style-name="T21">5.202</text:span></text:p>
            <text:p text:style-name="P9">Exec time<text:span text:style-name="T4"> </text:span><text:span text:style-name="T5">(large)</text:span>:<text:span text:style-name="T21">44.342</text:span></text:p>
          </table:table-cell>
        </table:table-row>
        <table:table-row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  <text:p text:style-name="P8"/>
          </table:table-cell>
          <table:table-cell table:style-name="Table1.C2" office:value-type="string">
            <text:p text:style-name="P8"/>
          </table:table-cell>
        </table:table-row>
      </table:table>
      <text:p text:style-name="P6"/>
      <text:p text:style-name="P2">Matrix <text:span text:style-name="T8">A </text:span>size for executions, according to <text:span text:style-name="T12">Makefile</text:span>:</text:p>
      <text:list xml:id="list3813412742342300459" text:style-name="L1">
        <text:list-item>
          <text:p text:style-name="P18">small size: 2048 x 2048 (execute as ./dgesv 2048)</text:p>
        </text:list-item>
        <text:list-item>
          <text:p text:style-name="P18"><text:soft-page-break/>medium size: 4096 x 4096 (execute as ./dgesv 4096)</text:p>
        </text:list-item>
        <text:list-item>
          <text:p text:style-name="P18">large size: <text:span text:style-name="T8">8192</text:span> x <text:span text:style-name="T8">8192</text:span> (execute as ./dgesv <text:span text:style-name="T8">8192</text:span>)</text:p>
        </text:list-item>
      </text:list>
      <text:p text:style-name="P7"/>
      <text:p text:style-name="P3">Execute at least 3 times per combination, taking the middle value (median). <text:span text:style-name="T16">The relevant time is the execution time for your implementation of </text:span><text:span text:style-name="T14">my_dgesv</text:span><text:span text:style-name="T16"> (i.e. your solver!).</text:span></text:p>
      <text:p text:style-name="P1"/>
      <text:p text:style-name="P4">Description and relevant information extracted from <text:span text:style-name="T1">the results:</text:span></text:p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Liberation Sans1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Liberation Sans1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beration Sans1" style:font-family-asian="'Liberation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5T14:22:41.073881190</meta:creation-date>
    <dc:date>2018-10-15T16:15:41.325371882</dc:date>
    <meta:editing-duration>PT38M49S</meta:editing-duration>
    <meta:editing-cycles>12</meta:editing-cycles>
    <meta:generator>LibreOffice/5.1.6.2$Linux_X86_64 LibreOffice_project/10m0$Build-2</meta:generator>
    <meta:document-statistic meta:table-count="1" meta:image-count="0" meta:object-count="0" meta:page-count="2" meta:paragraph-count="83" meta:word-count="338" meta:character-count="2205" meta:non-whitespace-character-count="1913"/>
  </office:meta>
</office:document-meta>
</file>